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ln</mi>
            <mrow>
              <mrow>
                <mo fence="true" form="prefix" stretchy="false">(</mo>
                <mrow>
                  <mn>2</mn>
                </mrow>
                <mo fence="true" form="postfix" stretchy="false">)</mo>
              </mrow>
              <mo stretchy="false">=</mo>
              <mn>0.693147180</mn>
            </mrow>
          </mrow>
        </mtd>
      </mtr>
      <mtr>
        <mtd>
          <mrow/>
        </mtd>
      </mtr>
      <mtr>
        <mtd>
          <mrow>
            <mi>m</mi>
            <mo stretchy="false">=</mo>
            <mn>8</mn>
          </mrow>
        </mtd>
      </mtr>
      <mtr>
        <mtd>
          <mrow/>
        </mtd>
      </mtr>
      <mtr>
        <mtd>
          <mrow>
            <mrow>
              <mi>s</mi>
              <mo stretchy="false">=</mo>
              <mi>x</mi>
            </mrow>
            <mrow>
              <msup>
                <mn>2</mn>
                <mi>m</mi>
              </msup>
              <mo stretchy="false">&gt;</mo>
              <msup>
                <mn>2</mn>
                <mfrac>
                  <mi>p</mi>
                  <mn>2</mn>
                </mfrac>
              </msup>
            </mrow>
          </mrow>
        </mtd>
      </mtr>
      <mtr>
        <mtd>
          <mrow/>
        </mtd>
      </mtr>
      <mtr>
        <mtd>
          <mrow>
            <mi>ln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≈</mo>
              <mrow>
                <mfrac>
                  <mi>π</mi>
                  <mrow>
                    <mn>2</mn>
                    <mi>M</mi>
                    <mrow>
                      <mo fence="true" form="prefix" stretchy="false">(</mo>
                      <mrow>
                        <mrow>
                          <mn>1</mn>
                          <mi>,</mi>
                          <mfrac>
                            <mn>4</mn>
                            <mi>s</mi>
                          </mfrac>
                        </mrow>
                      </mrow>
                      <mo fence="true" form="postfix" stretchy="false">)</mo>
                    </mrow>
                  </mrow>
                </mfrac>
                <mo stretchy="false">−</mo>
                <mi>m</mi>
              </mrow>
            </mrow>
            <mi>ln</mi>
            <mrow>
              <mo fence="true" form="prefix" stretchy="false">(</mo>
              <mrow>
                <mn>2</mn>
              </mrow>
              <mo fence="true" form="postfix" stretchy="false">)</mo>
            </mrow>
          </mrow>
        </mtd>
      </mtr>
      <mtr>
        <mtd>
          <mrow/>
        </mtd>
      </mtr>
      <mtr>
        <mtd>
          <mtext>M denotes arithmetic-geometric mean:</mtext>
        </mtd>
      </mtr>
      <mtr>
        <mtd>
          <mrow/>
        </mtd>
      </mtr>
      <mtr>
        <mtd>
          <mrow>
            <mo fence="true" form="prefix" stretchy="false">(</mo>
            <mrow>
              <mrow>
                <mrow>
                  <msub>
                    <mi>a</mi>
                    <mn>0</mn>
                  </msub>
                  <mo stretchy="false">=</mo>
                  <mn>1</mn>
                </mrow>
                <mi>,</mi>
                <mrow>
                  <msub>
                    <mi>g</mi>
                    <mn>0</mn>
                  </msub>
                  <mo stretchy="false">=</mo>
                  <mfrac>
                    <mn>4</mn>
                    <mi>s</mi>
                  </mfrac>
                </mrow>
              </mrow>
            </mrow>
            <mo fence="true" form="postfix" stretchy="false">)</mo>
          </mrow>
        </mtd>
      </mtr>
      <mtr>
        <mtd>
          <mrow/>
        </mtd>
      </mtr>
      <mtr>
        <mtd>
          <mrow>
            <mrow>
              <msub>
                <mi>a</mi>
                <mn>1</mn>
              </msub>
              <mo stretchy="false">=</mo>
              <mfrac>
                <mn>1</mn>
                <mn>2</mn>
              </mfrac>
            </mrow>
            <mrow>
              <mo fence="true" form="prefix" stretchy="false">(</mo>
              <mrow>
                <mrow>
                  <msub>
                    <mi>a</mi>
                    <mn>0</mn>
                  </msub>
                  <mo stretchy="false">+</mo>
                  <msub>
                    <mi>g</mi>
                    <mn>0</mn>
                  </msub>
                </mrow>
              </mrow>
              <mo fence="true" form="postfix" stretchy="false">)</mo>
            </mrow>
          </mrow>
        </mtd>
      </mtr>
      <mtr>
        <mtd>
          <mrow>
            <msub>
              <mi>g</mi>
              <mn>1</mn>
            </msub>
            <mo stretchy="false">=</mo>
            <msqrt>
              <mrow>
                <mo fence="true" form="prefix" stretchy="false">(</mo>
                <mrow>
                  <mrow>
                    <msub>
                      <mi>a</mi>
                      <mn>0</mn>
                    </msub>
                    <mo stretchy="false">∗</mo>
                    <msub>
                      <mi>g</mi>
                      <mn>0</mn>
                    </msub>
                  </mrow>
                </mrow>
                <mo fence="true" form="postfix" stretchy="false">)</mo>
              </mrow>
            </msqrt>
          </mrow>
        </mtd>
      </mtr>
      <mtr>
        <mtd>
          <mrow>
            <mrow>
              <msub>
                <mi>a</mi>
                <mn>2</mn>
              </msub>
              <mo stretchy="false">=</mo>
              <mfrac>
                <mn>1</mn>
                <mn>2</mn>
              </mfrac>
            </mrow>
            <mrow>
              <mo fence="true" form="prefix" stretchy="false">(</mo>
              <mrow>
                <mrow>
                  <msub>
                    <mi>a</mi>
                    <mn>1</mn>
                  </msub>
                  <mo stretchy="false">+</mo>
                  <msub>
                    <mi>g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sub>
              <mi>g</mi>
              <mn>2</mn>
            </msub>
            <mo stretchy="false">=</mo>
            <msqrt>
              <mrow>
                <mo fence="true" form="prefix" stretchy="false">(</mo>
                <mrow>
                  <mrow>
                    <msub>
                      <mi>a</mi>
                      <mn>1</mn>
                    </msub>
                    <mo stretchy="false">∗</mo>
                    <msub>
                      <mi>g</mi>
                      <mn>1</mn>
                    </msub>
                  </mrow>
                </mrow>
                <mo fence="true" form="postfix" stretchy="false">)</mo>
              </mrow>
            </msqrt>
          </mrow>
        </mtd>
      </mtr>
      <mtr>
        <mtd>
          <mtable>
            <mtr>
              <mtd>
                <mi>.</mi>
              </mtd>
            </mtr>
            <mtr>
              <mtd>
                <mi>.</mi>
              </mtd>
            </mtr>
            <mtr>
              <mtd>
                <mi>.</mi>
              </mtd>
            </mtr>
          </mtable>
        </mtd>
      </mtr>
      <mtr>
        <mtd>
          <mrow/>
        </mtd>
      </mtr>
      <mtr>
        <mtd>
          <mtext>Keep repeating above for more precision ( suggest at least 4 - 5 times )</mtext>
        </mtd>
      </mtr>
    </mtable>
    <annotation encoding="StarMath 5.0">ln( 2 ) = 0.693147180

newline newline

m = 8

newline newline 

s = x2^m &gt; 2^{{p} over {2}} 

newline newline

ln(x) approx { %pi } over {2M(1, {4} over {s})} -m ln( 2 )

newline newline

"M denotes arithmetic-geometric mean:" 

newline newline

(a_0 = 1, g_0 = {4} over {s} )

newline newline

a_1 = 1over2 ( a_0 + g_0 )

newline

g_1 = sqrt( a_0 * g_0 )

newline

a_2 = 1over2 ( a_1 + g_1 )

newline

g_2 = sqrt( a_1 * g_1 )

newline

stack{. # . # .} 

newline newline "Keep repeating above for more precision ( suggest at least 4 - 5 times )"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Zach Dodson</meta:initial-creator>
    <meta:creation-date>2025-10-17T22:00:22.087365807</meta:creation-date>
    <dc:date>2025-10-23T12:56:33.639596428</dc:date>
    <dc:creator>Zach Dodson</dc:creator>
    <meta:editing-duration>PT12M48S</meta:editing-duration>
    <meta:editing-cycles>8</meta:editing-cycles>
    <meta:generator>LibreOffice/25.2.6.2$Linux_X86_64 LibreOffice_project/520$Build-2</meta:generator>
  </office:meta>
</office:document-meta>
</file>